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10318"/>
    </style:style>
    <style:style style:name="P2" style:family="paragraph" style:parent-style-name="Standard">
      <style:text-properties officeooo:paragraph-rsid="00e70a05"/>
    </style:style>
    <style:style style:name="T1" style:family="text">
      <style:text-properties officeooo:rsid="00495a84"/>
    </style:style>
    <style:style style:name="T2" style:family="text">
      <style:text-properties officeooo:rsid="0056e7a5"/>
    </style:style>
    <style:style style:name="T3" style:family="text">
      <style:text-properties officeooo:rsid="0071e03f"/>
    </style:style>
    <style:style style:name="T4" style:family="text">
      <style:text-properties officeooo:rsid="0098df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后来，萧莫愁在客栈门口捡到了一个浑身刀伤，奄奄一息的男孩。顾杨风在该男孩身上发现了一枚玉佩，看着价值不菲，与男孩穿着极为不符。顾杨风没有声张，将玉佩放回。待该男孩醒来，顾杨风与其闲聊，问及其因和受伤，男孩没有说话。又问其身份家世。男孩只说自己姓郭，其余不变告知。顾杨风看他老实，便说自己与其父亲是故友。男孩说：“您认得家父？”顾说：“当然，我看你长相便觉你与故友相似，得知姓氏又与故友相同，你必是故友之子。”还没等男孩反应，顾便坐在他身旁，拉着他的手说道：“贤侄，快和我说说，你这是遇见什么事了，你爹还好吗？”男孩伤心地说道家父被贼人暗算，已经撒手人寰，自己要为父报仇，结果那贼人武功不低而且阴险狡猾，自己屡屡中计，好不容易才逃出生天。顾心想，这孩子太老实了，没两句都套出来了。顾安慰道：“别哭，孩子， 我兴许可以帮你，不过我得先确认你是否是故友之子，你先告诉我，你爹叫什么。”男孩抹了抹眼泪，“郭廷”。郭廷，顾认得这个人，虽然不熟，但听闻这人口碑不错，经常对人慷慨施舍，从不结仇，想不到这样的人也会被人暗算。这孩子也是个老实人，不过也太没心眼了，还好先遇见了我，不然被人卖了还不知道呢。“孩子，别哭，我就是你爹的朋友，为你爹报仇的事我们从长计议，你先告诉我你的名字。”男孩忍住不哭了，说道“我叫郭信”。“好，郭信，你先在我这客栈养伤，如果有外人问及你的身份就说是随父母进京，遇到劫匪，你与父母走散，走到我店门口被我收留。”“嗯，谢谢。。请问伯伯贵姓。”“我姓萧，叫萧春风，这家客栈就是我开的。”“谢谢萧伯伯，大恩大德，郭信没齿难忘。”“嗯嗯，对了，你这玉佩。。”“这是我爹留给我的”“恩，不错，这确是是故友之物，你自己找个地方放起来，不要随身携带，以免招来麻烦。”</text:p>
      <text:p text:style-name="Standard"/>
      <text:p text:style-name="Standard">就这样郭信在客栈住了下来。顾给周师弟写了一封信，说了郭信之事，拜托他将孩子接到山里抚养。不久，周师弟来到客栈，他说加害郭廷的人应是（是谁还没想好），此人无恶不作且诡计多端。江湖上早就有他的悬赏，只是他从不得罪大门大派，小门派想抓他抓不着，大门派懒得理他，所以一直没有被抓到。接着，顾带周师弟见了郭信。顾和周师弟告诉郭信，杀害他父亲的凶手已被通缉，江湖上已经有不少英雄好汉在追捕他。郭信问起这人的名字，顾和周没有告诉他，只说让他安心养伤，静候佳音。郭信不肯罢休，周便随便编了一个名字（这个也没想好）应付。之后，顾说这位周叔叔也是你父亲的朋友，等你养好伤后可以跟他走，由他照顾你。郭信说等自己养好伤后想要象父亲一样闯荡江湖，锄强扶弱。顾和周笑了笑，周问他：你今年几岁， 郭信说：<text:span text:style-name="T1">16岁，顾说：还不如我家丫头大呢。顾说：你年纪太小，缺乏江湖经验。不如这样，你跟周叔叔走，他教你些功夫，带你游历几年，然后你再闯荡江湖，怎样？ 郭说：也好，感谢顾伯伯和周叔叔。 请受在下一拜。 周说：哎哎哎，不用如此 。 随后，周和郭聊了一个晚上。第二天，周找到顾，面露难色：师兄，这个孩子还是先留在你这吧。”“阿？你不带他回山里了？”“恩，昨晚，我和这孩子聊了一整晚，这孩子太过耿直，不会变通，又十分固执。门派里又不都是光明磊落之辈，我怕他在门里会被人排挤。而且，就算他能在门里待几年，他这性子，如果放他出去闯江湖，怕他或不过一个月。” “所以我才希望你能带他在江湖上游历一番，涨涨经验和见识。”“这。。这样吧，下午我带他去集市逛一圈，如果他能遵守和我的约定，我就带他闯荡几年。”</text:span></text:p>
      <text:p text:style-name="Standard">于是，周和郭信约好：<text:span text:style-name="T2">1，看见任何事都不能声张，2，遇到什么事都不能动手，3，必须要听他的话，他让郭信做什么郭信就要做什么，不要他做什么他就不能做什么。 郭信答应了。</text:span></text:p>
      <text:p text:style-name="Standard">结果，郭信看见有人偷窃，他告诉了周，周让他别声张，假装没看到。郭信看到有人在追着一条狗打，郭信想上前，被周拦住；郭信看见有人抢一个叫花子的钱，周差点没拽住他。郭信又看到有一个纨绔子弟调戏民女，周斜眼撇着郭信，郭信这次居然没有动静，周还觉得郭信学乖了，谁知走着走着郭信猛地捡起一个砖头朝那纨绔子弟丢了过去，这次周是真没拦住，啪的一声，那纨绔子弟的头被砸留血了。周一把揽住郭信，像没事人一样，一步一步地消失在人群。那纨绔子弟喊了半天也不知道是谁丢的砖头。回去之后，周表示，郭信这次虽然没有完全遵守和他的约定，但是还算听话，周愿意带着郭信回去。谁知，郭信不愿意了，郭信说自己身为郭廷之子，看到这种事只能袖手旁观，他愧对父亲的在天之灵。顾和周商量过后，觉得他被他爹教成这个性格，实在不适合游历江湖。顾说：要不你把他带回山上，让他在门里待一辈子，虽然门里也有好事散漫之徒但好歹比江湖好多了。 周说：那他要下山怎么办，依他的性子，在山上待不了几年就会忍不住要下山。到时候他再学两招拳脚，惹的麻烦更大。 顾说：那，这可怎么办。 周说：师兄，依我看，不如让他留在你店里当个伙计。 顾说：这。。他怎么肯阿。 周说：你这店地处闹事，平时来往的人车水马龙，鱼龙混杂，虽然没有江湖的打打杀杀，风餐露宿，但也有不少人情事故。让他在这里待上几年，可以学到不少东西，也可以改改他那固执的性格。到时候，他若还想闯<text:soft-page-break/>荡江湖，我再带他游历几年也好阿。顾思考了一下，说：也好，只是他在我这学不到武艺也结识不了朋友了。 周说：武艺好说，门里只要不是只传门内弟子的，师兄你都可以教他。 顾：这。。我已退出江湖了，不想再。。 <text:s/>周说：哎～，又不是让你重出江湖，你就当个武先生，教人家两招拳脚怎么了。 至于朋友嘛，他长点心眼再考虑交朋友吧，不然不知道哪天被哪个朋友卖了。 顾说：唉。。也只好如此了。</text:p>
      <text:p text:style-name="Standard"/>
      <text:p text:style-name="P1">后来，顾要留郭在店内，可是，顾把嘴皮子都磨破了也没能说动郭，结果萧莫愁以郭欠下的吃住费医药费二十两，救命之恩三十两，共五十两，要郭还清债务才能走。郭同意后，萧莫愁给郭的第一个任务就是让郭去磨墨，然后萧莫愁就写了一张卖身契，让郭签下。郭信问道：“这是何物？” 萧莫愁说：“卖身契。”郭信还是一脸疑惑，萧莫愁说：“签了这个就相当于把你自己卖给我了，等你什么时候攒够了钱，再把自己赎回去。”郭说：“这。。萧姑娘，在下已经同意留下做工还钱，为何还要在下卖身阿”“你说你留下，万一哪天你跑了，我找谁要钱去阿。”“那在下写张欠条可以吗”“不行，欠条不稳妥。” 郭信犹豫了，“放心，我们又不是人贩子，不会把你卖了，签了这个就不怕你跑了。等你攒够钱，自然就还你了”。郭信说道：“好吧，希望姑娘信守承诺。”然后郭信就签了。但是签完后，郭信才想起问自己的薪资，萧莫愁说：“一个月这个数”，说着伸出一根手指，“一两，那在下需要在这里干。。”“是<text:span text:style-name="T4">1钱”。萧莫愁平静地说道，“钱”字还加了重音。郭信看着萧莫愁地手指，呆在原地。</text:span></text:p>
      <text:p text:style-name="P1"/>
      <text:p text:style-name="P2"><text:span text:style-name="T3">当天晚上，子时，郭信悄悄地从来到客栈门口，他缓缓放下一封信，悄悄地打开门栓，支呀——，客栈的木门发出尖锐的响声，郭信只得慢慢地一点点地推开门，他慢慢伸出一条腿，想侧着从门缝出去。“想跑？”一个冰冷的声音从背后传出，郭信吓得一下摔到门外，一条腿还被门给夹住。萧莫愁缓步走到门前，敞开门，双臂交叉，居高临下地看着郭信。“我本以为你像你地名字一样是一个守信之人，结果，却是背信弃义之辈。还好意思自称江湖人士，还大言不惭地说什么行侠仗义，锄强扶弱。”郭信好容易从惊吓中缓过神来，又被萧莫愁一番话问地哑口无言，羞愧地低着头，坐在地上。萧莫愁没说话，只是继续以鄙夷地眼神看着他，过了一会儿，郭信长出一口气说道：“萧姑娘，是在下失信了。在下对不起萧伯伯和你的大恩大德，在下对不起这个信字，也愧对先父的在天之灵。可是，在下实在不能一辈子在客栈当伙计，在下还有家仇未报，在下还有自己的路要走。”萧莫愁的眼神缓和了一些，“在下虽是失信之人，但在下发誓，欠下的钱在下一定会还，若今生不能还完，下辈子连本带利一并还上。”郭信坐在地上双指指天，一脸认真地看着萧莫愁。萧莫愁看了他一会儿，心想，真是个傻小子，就你这还闯江湖呢，想到这，再看着郭信那认真的眼神，萧莫愁不由得觉得好笑，于是她急忙被过身去，咳嗽了一声说：“你不是说你要闯江湖吗，在江湖上，发个誓比放个屁还容易，发一个誓就抵五十两，哪有这好事。”郭信低下头，长叹了口气，从怀中摸出一个圆形物件，那物件在月光下发出鬼魅般的幽光。“这枚玉佩是家父留给在下地唯一遗物，也是在下身上最值钱的物件，在下今日把它押在萧姑娘这里，日后等在下攒够钱，一定回来赎走它和在下的卖身契。”萧莫愁这下没辙了，这孩子都说到这份上了，再不放他走，怕是要天打雷劈哦。萧莫愁背着身，想着策略。郭信以为她默许了，于是轻轻地将玉佩放在地上，站起来朝萧莫愁拜了一躬，说：“萧姑娘和萧伯伯的大恩大德，在下日后定会报答，所欠钱款，在下也一定还清，望萧姑娘替在下好生保管这玉佩。”说罢，郭信直起身，朝街道东头走去。萧莫愁急忙说了声：“站住”，那声音立刻传遍了这寂静的巷子，把乌鸦都惊飞了，（顾睡着觉嘟囔了一句），郭信回过头，望着萧莫愁，萧莫愁立刻装作冷静的样子，说：“你可以走，但是。。但是。。”萧莫愁没词了，这时，地上的玉佩发出的光吸引了她的眼睛，她计上心头，“你可以走，但是，你走后我说不定会卖掉这玉佩，毕竟我这又不是当铺。”一听这话，郭信站不住了，他转过身，脚下晃悠了两步，“萧姑娘，何至于此呢，难不成要在下跪下来求萧姑娘吗？”这时，天上划过一道闪电，紧接着响起一道惊雷，这下把萧莫愁吓坏了，（顾睡着觉翻了个身）萧莫愁赶紧说：唉呀，你别急阿，你听我说，你现在是身无分文，连活下去都是问题，怎么替父报仇，怎么行侠仗义呀。你总不能一路要饭把。你在我这工资是少点，但你才当上伙计，什么都不会呢，让店里的老伙计带带你，等你摸清了门路我再给你涨工钱。如果你以后干得好，让你当领班也不是没可能阿，到时候工钱再翻一番，用不了两三年你就能把债务还清了，还能攒下些钱呢。到时候你无债一身轻，再去办你该办地事，兴许到时候你的仇已经有人替你报了呢。”说着，萧莫愁捡起地上的玉佩，慢慢走到郭信身边，把玉佩放到他怀里，拍着他肩膀继续说：“相信我，你留下我们亏待不了你，诺，这玉佩你先拿着。你要是还不放心，我跟你保证，三。。五年，五年之后，如果你还没有还清债务，我一样放你离去。怎么样，这下安心了把。”萧莫愁看着郭</text:span><text:soft-page-break/><text:span text:style-name="T3">信，光线太暗，看不清他的表情，谁知郭信后撤一步，又朝萧莫愁拜了一躬：“多谢萧姑娘的大恩大德，是在下愚钝了，看不出萧姑娘的美意。请萧姑娘受在下一拜。”这一拜可把萧莫愁吓坏了，萧莫愁急忙去扶郭信并说：“好了好了，你快别说了”萧莫愁抬头望向天空，天上划过一小道闪电，响了一个呼噜大小的雷，萧莫愁扶起郭信往客栈走：“没事小郭，加油干，我相信你一定很快就能升到领班的。”“嗯，在下一定会努力的，请萧姑娘放心。”“嗯嗯，我完全相信你，还有，以后可不许再拜我了阿。”“为何” “我。。我受不起阿，咱俩年龄相当，我哪受的其你拜阿。要拜拜我爹去。”“好的，在下记住了。”（顾睡着觉打了个喷嚏）</text:span></text:p>
      <text:p text:style-name="Standard"/>
      <text:p text:style-name="Standard">郭不仅是一个愣头青，虽然固执，不懂变通，他充满正义，坚韧执着，只要他认为对的事，纵使千万人吾往矣。年纪虽小却已有坚定的信念和人生目标。这就是他父亲留给他的最大财富。并且非常有责任心，自己欠下的债就算再久也要还完。这就是这个角色吸引人的地方，而不单单是一个不知变通的傻小子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3T22:36:22.235597962</meta:creation-date>
    <meta:generator>LibreOffice/6.0.7.3$Linux_X86_64 LibreOffice_project/00m0$Build-3</meta:generator>
    <dc:date>2022-08-14T16:13:26.752758777</dc:date>
    <meta:editing-duration>PT3H58M59S</meta:editing-duration>
    <meta:editing-cycles>202</meta:editing-cycles>
    <meta:document-statistic meta:table-count="0" meta:image-count="0" meta:object-count="0" meta:page-count="3" meta:paragraph-count="7" meta:word-count="4537" meta:character-count="4580" meta:non-whitespace-character-count="4557"/>
  </office:meta>
</office:document-meta>
</file>